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1" svg:font-family="'Nimbus Sans L'" style:font-pitch="variable"/>
    <style:font-face style:name="東風明朝" svg:font-family="東風明朝" style:font-pitch="variable"/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Maxwell" style:family="table">
      <style:table-properties style:width="25.698cm" table:align="margins" style:shadow="none"/>
    </style:style>
    <style:style style:name="Maxwell.A" style:family="table-column">
      <style:table-column-properties style:column-width="6.77cm" style:rel-column-width="3838*"/>
    </style:style>
    <style:style style:name="Maxwell.B" style:family="table-column">
      <style:table-column-properties style:column-width="9.46cm" style:rel-column-width="5363*"/>
    </style:style>
    <style:style style:name="Maxwell.C" style:family="table-column">
      <style:table-column-properties style:column-width="9.467cm" style:rel-column-width="5367*"/>
    </style:style>
    <style:style style:name="Maxwell.A1" style:family="table-cell">
      <style:table-cell-properties fo:background-color="#d9bb7a" fo:padding="0.499cm" fo:border-left="none" fo:border-right="none" fo:border-top="0.002cm solid #000000" fo:border-bottom="0.002cm solid #000000">
        <style:background-image/>
      </style:table-cell-properties>
    </style:style>
    <style:style style:name="Maxwell.A2" style:family="table-cell">
      <style:table-cell-properties fo:background-color="#e6e6e6" fo:padding="0.499cm" fo:border="none">
        <style:background-image/>
      </style:table-cell-properties>
    </style:style>
    <style:style style:name="Maxwell.B2" style:family="table-cell">
      <style:table-cell-properties fo:padding="0.499cm" fo:border="none"/>
    </style:style>
    <style:style style:name="Maxwell.3" style:family="table-row">
      <style:table-row-properties style:min-row-height="0.644cm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able_20_Heading"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Standard">
      <style:text-properties style:font-name="Bitstream Vera Serif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style:vertical-pos="from-top" style:horizontal-pos="from-left" style:horizontal-rel="paragraph-content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axwell's equations</text:h>
      <text:p text:style-name="Text_20_body"/>
      <table:table table:name="Maxwell" table:style-name="Maxwell">
        <table:table-column table:style-name="Maxwell.A"/>
        <table:table-column table:style-name="Maxwell.B"/>
        <table:table-column table:style-name="Maxwell.C"/>
        <table:table-header-rows>
          <table:table-row>
            <table:table-cell table:style-name="Maxwell.A1" office:value-type="string">
              <text:p text:style-name="P2">Name</text:p>
            </table:table-cell>
            <table:table-cell table:style-name="Maxwell.A1" office:value-type="string">
              <text:p text:style-name="P2"><text:tab/>Differential form</text:p>
            </table:table-cell>
            <table:table-cell table:style-name="Maxwell.A1" office:value-type="string">
              <text:p text:style-name="P2">Integral form</text:p>
            </table:table-cell>
          </table:table-row>
        </table:table-header-rows>
        <table:table-row>
          <table:table-cell table:style-name="Maxwell.A2" office:value-type="string">
            <text:p text:style-name="P3">Gauss' law</text:p>
          </table:table-cell>
          <table:table-cell table:style-name="Maxwell.B2" office:value-type="string">
            <text:p text:style-name="P4"><draw:frame draw:style-name="fr1" draw:name="Object1" text:anchor-type="as-char" svg:width="1.937cm" svg:height="0.633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Maxwell.B2" office:value-type="string">
            <text:p text:style-name="P4"><draw:frame draw:style-name="fr2" draw:name="Object5" text:anchor-type="as-char" svg:y="-0.714cm" svg:width="3.671cm" svg:height="0.709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 table:style-name="Maxwell.3">
          <table:table-cell table:style-name="Maxwell.A2" office:value-type="string">
            <text:p text:style-name="P3">Gauss' law for magnetism</text:p>
          </table:table-cell>
          <table:table-cell table:style-name="Maxwell.B2" office:value-type="string">
            <text:p text:style-name="P4"><draw:frame draw:style-name="fr1" draw:name="Object2" text:anchor-type="as-char" svg:width="1.866cm" svg:height="0.633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Maxwell.B2" office:value-type="string">
            <text:p text:style-name="P4"><draw:frame draw:style-name="fr2" draw:name="Object6" text:anchor-type="as-char" svg:y="-0.714cm" svg:width="2.438cm" svg:height="0.709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Maxwell.A2" office:value-type="string">
            <text:p text:style-name="P3">Faraday's law of induction</text:p>
          </table:table-cell>
          <table:table-cell table:style-name="Maxwell.B2" office:value-type="string">
            <text:p text:style-name="P4"><draw:frame draw:style-name="fr1" draw:name="Object3" text:anchor-type="as-char" svg:width="3.027cm" svg:height="1.295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Maxwell.B2" office:value-type="string">
            <text:p text:style-name="P4"><draw:frame draw:style-name="fr1" draw:name="Object7" text:anchor-type="as-char" svg:width="4.507cm" svg:height="1.071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Maxwell.A2" office:value-type="string">
            <text:p text:style-name="P3">Ampère's law</text:p>
          </table:table-cell>
          <table:table-cell table:style-name="Maxwell.B2" office:value-type="string">
            <text:p text:style-name="P4"><draw:frame draw:style-name="fr1" draw:name="Object4" text:anchor-type="as-char" svg:width="3.521cm" svg:height="1.295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Maxwell.B2" office:value-type="string">
            <text:p text:style-name="P4"><draw:frame draw:style-name="fr1" draw:name="Object8" text:anchor-type="as-char" svg:width="6.246cm" svg:height="1.071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</table:table>
      <text:p text:style-name="P5"/>
      <text:p text:style-name="P5"/>
      <text:p text:style-name="P5">For more information on Maxwell's equations see <text:a xlink:type="simple" xlink:href="http://en.wikipedia.org/wiki/Maxwell_equations" office:target-frame-name="_blank" xlink:show="new">this Wikipedia article</text:a>. For documents that require more complex mathematical notation, we suggest that you also try the LyX document processor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1" svg:font-family="'Nimbus Sans L'" style:font-pitch="variable"/>
    <style:font-face style:name="東風明朝" svg:font-family="東風明朝" style:font-pitch="variable"/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Nimbus Sans L1" style:font-size-asian="12pt" style:language-asian="none" style:country-asian="none" style:font-name-complex="Nimbus Sans 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東風明朝" style:font-size-asian="14pt" style:font-name-complex="Nimbus Sans L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2-18T22:20:06</meta:creation-date>
    <dc:date>2006-02-27T23:00:36</dc:date>
    <dc:language>en-GB</dc:language>
    <meta:editing-cycles>4</meta:editing-cycles>
    <meta:editing-duration>PT1H34M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8" meta:page-count="1" meta:paragraph-count="17" meta:word-count="47" meta:character-count="32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∇</math:mo>
        <math:mo math:stretchy="false">⋅</math:mo>
        <math:mstyle math:fontweight="bold">
          <math:mrow>
            <math:mi>D</math:mi>
          </math:mrow>
        </math:mstyle>
      </math:mrow>
      <math:mo math:stretchy="false">=</math:mo>
      <math:mo math:stretchy="false"></math:mo>
    </math:mrow>
    <math:annotation math:encoding="StarMath 5.0">nabla cdot bold{D} = %rho 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∇</math:mo>
        <math:mo math:stretchy="false">⋅</math:mo>
        <math:mstyle math:fontweight="bold">
          <math:mrow>
            <math:mi>B</math:mi>
          </math:mrow>
        </math:mstyle>
      </math:mrow>
      <math:mo math:stretchy="false">=</math:mo>
      <math:mn>0</math:mn>
    </math:mrow>
    <math:annotation math:encoding="StarMath 5.0">nabla cdot bold{B} = 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∇</math:mo>
        <math:mo math:stretchy="false">×</math:mo>
        <math:mstyle math:fontweight="bold">
          <math:mrow>
            <math:mi>E</math:mi>
          </math:mrow>
        </math:mstyle>
      </math:mrow>
      <math:mo math:stretchy="false">=</math:mo>
      <math:mrow>
        <math:mo math:stretchy="false">−</math:mo>
        <math:mfrac>
          <math:mrow>
            <math:mo math:stretchy="false">∂</math:mo>
            <math:mstyle math:fontweight="bold">
              <math:mrow>
                <math:mi>B</math:mi>
              </math:mrow>
            </math:mstyle>
          </math:mrow>
          <math:mrow>
            <math:mo math:stretchy="false">∂</math:mo>
            <math:mi>t</math:mi>
          </math:mrow>
        </math:mfrac>
      </math:mrow>
    </math:mrow>
    <math:annotation math:encoding="StarMath 5.0">nabla times bold{E} = - { {partial bold{B}} over {partial t} }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∇</math:mo>
        <math:mo math:stretchy="false">×</math:mo>
        <math:mstyle math:fontweight="bold">
          <math:mrow>
            <math:mi>H</math:mi>
          </math:mrow>
        </math:mstyle>
      </math:mrow>
      <math:mo math:stretchy="false">=</math:mo>
      <math:mrow>
        <math:mstyle math:fontweight="bold">
          <math:mrow>
            <math:mi>J</math:mi>
          </math:mrow>
        </math:mstyle>
        <math:mo math:stretchy="false"></math:mo>
        <math:mfrac>
          <math:mrow>
            <math:mo math:stretchy="false">∂</math:mo>
            <math:mstyle math:fontweight="bold">
              <math:mrow>
                <math:mi>D</math:mi>
              </math:mrow>
            </math:mstyle>
          </math:mrow>
          <math:mrow>
            <math:mo math:stretchy="false">∂</math:mo>
            <math:mi>t</math:mi>
          </math:mrow>
        </math:mfrac>
      </math:mrow>
    </math:mrow>
    <math:annotation math:encoding="StarMath 5.0">nabla times bold{H} = bold{J} + {partial bold{D}} over {partial t}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o math:stretchy="false">∮</math:mo>
            <math:mi>S</math:mi>
          </math:msub>
          <math:mstyle math:fontweight="bold">
            <math:mrow>
              <math:mi>D</math:mi>
            </math:mrow>
          </math:mstyle>
        </math:mrow>
        <math:mo math:stretchy="false">⋅</math:mo>
        <math:mi>d</math:mi>
      </math:mrow>
      <math:mrow>
        <math:mstyle math:fontweight="bold">
          <math:mrow>
            <math:mi>A</math:mi>
          </math:mrow>
        </math:mstyle>
        <math:mo math:stretchy="false">=</math:mo>
        <math:mrow>
          <math:mrow>
            <math:msub>
              <math:mo math:stretchy="false">∫</math:mo>
              <math:mi>V</math:mi>
            </math:msub>
            <math:mo math:stretchy="false"></math:mo>
          </math:mrow>
          <math:mo math:stretchy="false">⋅</math:mo>
          <math:mi math:fontstyle="italic">dV</math:mi>
        </math:mrow>
      </math:mrow>
    </math:mrow>
    <math:annotation math:encoding="StarMath 5.0">lint_S bold{D} cdot d bold{A} = int_V %rho cdot dV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o math:stretchy="false">∮</math:mo>
            <math:mi>S</math:mi>
          </math:msub>
          <math:mstyle math:fontweight="bold">
            <math:mrow>
              <math:mi>B</math:mi>
            </math:mrow>
          </math:mstyle>
        </math:mrow>
        <math:mo math:stretchy="false">⋅</math:mo>
        <math:mi>d</math:mi>
      </math:mrow>
      <math:mrow>
        <math:mstyle math:fontweight="bold">
          <math:mrow>
            <math:mi>A</math:mi>
          </math:mrow>
        </math:mstyle>
        <math:mo math:stretchy="false">=</math:mo>
        <math:mn>0</math:mn>
      </math:mrow>
    </math:mrow>
    <math:annotation math:encoding="StarMath 5.0">lint_S bold{B} cdot d bold{A} = 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o math:stretchy="false">∮</math:mo>
            <math:mi>C</math:mi>
          </math:msub>
          <math:mstyle math:fontweight="bold">
            <math:mrow>
              <math:mi>E</math:mi>
            </math:mrow>
          </math:mstyle>
        </math:mrow>
        <math:mo math:stretchy="false">⋅</math:mo>
        <math:mi>d</math:mi>
      </math:mrow>
      <math:mrow>
        <math:mstyle math:fontweight="bold">
          <math:mrow>
            <math:mi>l</math:mi>
          </math:mrow>
        </math:mstyle>
        <math:mo math:stretchy="false">=</math:mo>
        <math:mrow>
          <math:mo math:stretchy="false">−</math:mo>
          <math:mfrac>
            <math:mi>d</math:mi>
            <math:mi math:fontstyle="italic">dt</math:mi>
          </math:mfrac>
        </math:mrow>
      </math:mrow>
      <math:mrow>
        <math:mrow>
          <math:msub>
            <math:mo math:stretchy="false">∫</math:mo>
            <math:mi>S</math:mi>
          </math:msub>
          <math:mstyle math:fontweight="bold">
            <math:mrow>
              <math:mi>B</math:mi>
            </math:mrow>
          </math:mstyle>
        </math:mrow>
        <math:mo math:stretchy="false">⋅</math:mo>
        <math:mi>d</math:mi>
      </math:mrow>
      <math:mstyle math:fontweight="bold">
        <math:mrow>
          <math:mi>A</math:mi>
        </math:mrow>
      </math:mstyle>
    </math:mrow>
    <math:annotation math:encoding="StarMath 5.0">lint_C bold{E} cdot d bold{l} = - {d over dt} int_S bold{B} cdot d bold{A} 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o math:stretchy="false">∮</math:mo>
            <math:mi>H</math:mi>
          </math:msub>
          <math:mstyle math:fontweight="bold">
            <math:mrow>
              <math:mi>H</math:mi>
            </math:mrow>
          </math:mstyle>
        </math:mrow>
        <math:mo math:stretchy="false">⋅</math:mo>
        <math:mi>d</math:mi>
      </math:mrow>
      <math:mrow>
        <math:mstyle math:fontweight="bold">
          <math:mrow>
            <math:mi>l</math:mi>
          </math:mrow>
        </math:mstyle>
        <math:mo math:stretchy="false">=</math:mo>
        <math:mrow>
          <math:mrow>
            <math:msub>
              <math:mo math:stretchy="false">∫</math:mo>
              <math:mi>S</math:mi>
            </math:msub>
            <math:mstyle math:fontweight="bold">
              <math:mrow>
                <math:mi>J</math:mi>
              </math:mrow>
            </math:mstyle>
          </math:mrow>
          <math:mo math:stretchy="false">⋅</math:mo>
          <math:mi>d</math:mi>
        </math:mrow>
      </math:mrow>
      <math:mrow>
        <math:mstyle math:fontweight="bold">
          <math:mrow>
            <math:mi>A</math:mi>
          </math:mrow>
        </math:mstyle>
        <math:mo math:stretchy="false"></math:mo>
        <math:mfrac>
          <math:mi>d</math:mi>
          <math:mi math:fontstyle="italic">dt</math:mi>
        </math:mfrac>
      </math:mrow>
      <math:mrow>
        <math:mrow>
          <math:msub>
            <math:mo math:stretchy="false">∫</math:mo>
            <math:mi>S</math:mi>
          </math:msub>
          <math:mstyle math:fontweight="bold">
            <math:mrow>
              <math:mi>D</math:mi>
            </math:mrow>
          </math:mstyle>
        </math:mrow>
        <math:mo math:stretchy="false">⋅</math:mo>
        <math:mi>d</math:mi>
      </math:mrow>
      <math:mstyle math:fontweight="bold">
        <math:mrow>
          <math:mi>A</math:mi>
        </math:mrow>
      </math:mstyle>
    </math:mrow>
    <math:annotation math:encoding="StarMath 5.0">lint_H bold{H} cdot d{bold l} = int_S bold{J} cdot d bold{A} + {d over dt} int_S bold{D} cdot d bold{A} </math:annotation>
  </math:semantics>
</math:math>
</file>